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30001">
            <text:p>SNOANTMEN03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MARZ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2770602.47">
            <text:p>2770602,47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30001','2014-03-31','---','-------------------------','2110104020000000001','SCGCMP','SNOANTMEN030001','H','PROVISION ANTIGUEDAD DE PRESTACIONES SOCIALES NOMINA MENSUAL MARZO 2014',2770602,47,0);">
            <text:p>INSERT INTO scg_dt_cmp VALUES('0001','SCGCMP','SNOANTMEN030001','2014-03-31','---','-------------------------','2110104020000000001','SCGCMP','SNOANTMEN030001','H','PROVISION ANTIGUEDAD DE PRESTACIONES SOCIALES NOMINA MENSUAL MARZO 2014',2770602,4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63028.33">
            <text:p>63.028,33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30001','2014-03-31','---','-------------------------','6110800002000000001','SCGCMP','SNOANTMEN030001','D','PROVISION ANTIGUEDAD DE PRESTACIONES SOCIALES NOMINA MENSUAL MARZO 2014',63028,33,1);">
            <text:p>INSERT INTO scg_dt_cmp VALUES('0001','SCGCMP','SNOANTMEN030001','2014-03-31','---','-------------------------','6110800002000000001','SCGCMP','SNOANTMEN030001','D','PROVISION ANTIGUEDAD DE PRESTACIONES SOCIALES NOMINA MENSUAL MARZO 2014',63028,33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29477.74">
            <text:p>29.477,74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30001','2014-03-31','---','-------------------------','6110800002903000001','SCGCMP','SNOANTMEN030001','D','PROVISION ANTIGUEDAD DE PRESTACIONES SOCIALES NOMINA MENSUAL MARZO 2014',29477,74,2);">
            <text:p>INSERT INTO scg_dt_cmp VALUES('0001','SCGCMP','SNOANTMEN030001','2014-03-31','---','-------------------------','6110800002903000001','SCGCMP','SNOANTMEN030001','D','PROVISION ANTIGUEDAD DE PRESTACIONES SOCIALES NOMINA MENSUAL MARZO 2014',29477,74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8251.2">
            <text:p>8.251,20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30001','2014-03-31','---','-------------------------','6110800002303000001','SCGCMP','SNOANTMEN030001','D','PROVISION ANTIGUEDAD DE PRESTACIONES SOCIALES NOMINA MENSUAL MARZO 2014',8251,2,3);">
            <text:p>INSERT INTO scg_dt_cmp VALUES('0001','SCGCMP','SNOANTMEN030001','2014-03-31','---','-------------------------','6110800002303000001','SCGCMP','SNOANTMEN030001','D','PROVISION ANTIGUEDAD DE PRESTACIONES SOCIALES NOMINA MENSUAL MARZO 2014',8251,2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47688.71">
            <text:p>47.688,71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30001','2014-03-31','---','-------------------------','6110800002003000001','SCGCMP','SNOANTMEN030001','D','PROVISION ANTIGUEDAD DE PRESTACIONES SOCIALES NOMINA MENSUAL MARZO 2014',47688,71,4);">
            <text:p>INSERT INTO scg_dt_cmp VALUES('0001','SCGCMP','SNOANTMEN030001','2014-03-31','---','-------------------------','6110800002003000001','SCGCMP','SNOANTMEN030001','D','PROVISION ANTIGUEDAD DE PRESTACIONES SOCIALES NOMINA MENSUAL MARZO 2014',47688,71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39627.66">
            <text:p>39.627,66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30001','2014-03-31','---','-------------------------','6110800003003000001','SCGCMP','SNOANTMEN030001','D','PROVISION ANTIGUEDAD DE PRESTACIONES SOCIALES NOMINA MENSUAL MARZO 2014',39627,66,5);">
            <text:p>INSERT INTO scg_dt_cmp VALUES('0001','SCGCMP','SNOANTMEN030001','2014-03-31','---','-------------------------','6110800003003000001','SCGCMP','SNOANTMEN030001','D','PROVISION ANTIGUEDAD DE PRESTACIONES SOCIALES NOMINA MENSUAL MARZO 2014',39627,66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21050.15">
            <text:p>21.050,15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30001','2014-03-31','---','-------------------------','6110800003500000001','SCGCMP','SNOANTMEN030001','D','PROVISION ANTIGUEDAD DE PRESTACIONES SOCIALES NOMINA MENSUAL MARZO 2014',21050,15,6);">
            <text:p>INSERT INTO scg_dt_cmp VALUES('0001','SCGCMP','SNOANTMEN030001','2014-03-31','---','-------------------------','6110800003500000001','SCGCMP','SNOANTMEN030001','D','PROVISION ANTIGUEDAD DE PRESTACIONES SOCIALES NOMINA MENSUAL MARZO 2014',21050,15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24268.91">
            <text:p>24.268,91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30001','2014-03-31','---','-------------------------','6110800004509000001','SCGCMP','SNOANTMEN030001','D','PROVISION ANTIGUEDAD DE PRESTACIONES SOCIALES NOMINA MENSUAL MARZO 2014',24268,91,7);">
            <text:p>INSERT INTO scg_dt_cmp VALUES('0001','SCGCMP','SNOANTMEN030001','2014-03-31','---','-------------------------','6110800004509000001','SCGCMP','SNOANTMEN030001','D','PROVISION ANTIGUEDAD DE PRESTACIONES SOCIALES NOMINA MENSUAL MARZO 2014',24268,91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4043.9">
            <text:p>4.043,90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30001','2014-03-31','---','-------------------------','6110800003800000001','SCGCMP','SNOANTMEN030001','D','PROVISION ANTIGUEDAD DE PRESTACIONES SOCIALES NOMINA MENSUAL MARZO 2014',4043,9,8);">
            <text:p>INSERT INTO scg_dt_cmp VALUES('0001','SCGCMP','SNOANTMEN030001','2014-03-31','---','-------------------------','6110800003800000001','SCGCMP','SNOANTMEN030001','D','PROVISION ANTIGUEDAD DE PRESTACIONES SOCIALES NOMINA MENSUAL MARZO 2014',4043,9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26940.9">
            <text:p>26.940,90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30001','2014-03-31','---','-------------------------','6110800001100000001','SCGCMP','SNOANTMEN030001','D','PROVISION ANTIGUEDAD DE PRESTACIONES SOCIALES NOMINA MENSUAL MARZO 2014',26940,9,9);">
            <text:p>INSERT INTO scg_dt_cmp VALUES('0001','SCGCMP','SNOANTMEN030001','2014-03-31','---','-------------------------','6110800001100000001','SCGCMP','SNOANTMEN030001','D','PROVISION ANTIGUEDAD DE PRESTACIONES SOCIALES NOMINA MENSUAL MARZO 2014',26940,9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6151.1">
            <text:p>6.151,10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30001','2014-03-31','---','-------------------------','6110800002802000001','SCGCMP','SNOANTMEN030001','D','PROVISION ANTIGUEDAD DE PRESTACIONES SOCIALES NOMINA MENSUAL MARZO 2014',6151,1,10);">
            <text:p>INSERT INTO scg_dt_cmp VALUES('0001','SCGCMP','SNOANTMEN030001','2014-03-31','---','-------------------------','6110800002802000001','SCGCMP','SNOANTMEN030001','D','PROVISION ANTIGUEDAD DE PRESTACIONES SOCIALES NOMINA MENSUAL MARZO 2014',6151,1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16838.45">
            <text:p>16.838,45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30001','2014-03-31','---','-------------------------','6110800002501000001','SCGCMP','SNOANTMEN030001','D','PROVISION ANTIGUEDAD DE PRESTACIONES SOCIALES NOMINA MENSUAL MARZO 2014',16838,45,11);">
            <text:p>INSERT INTO scg_dt_cmp VALUES('0001','SCGCMP','SNOANTMEN030001','2014-03-31','---','-------------------------','6110800002501000001','SCGCMP','SNOANTMEN030001','D','PROVISION ANTIGUEDAD DE PRESTACIONES SOCIALES NOMINA MENSUAL MARZO 2014',16838,45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47836.56">
            <text:p>47.836,56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30001','2014-03-31','---','-------------------------','6110800003203000001','SCGCMP','SNOANTMEN030001','D','PROVISION ANTIGUEDAD DE PRESTACIONES SOCIALES NOMINA MENSUAL MARZO 2014',47836,56,12);">
            <text:p>INSERT INTO scg_dt_cmp VALUES('0001','SCGCMP','SNOANTMEN030001','2014-03-31','---','-------------------------','6110800003203000001','SCGCMP','SNOANTMEN030001','D','PROVISION ANTIGUEDAD DE PRESTACIONES SOCIALES NOMINA MENSUAL MARZO 2014',47836,56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26947.25">
            <text:p>26.947,25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30001','2014-03-31','---','-------------------------','6110800002902000001','SCGCMP','SNOANTMEN030001','D','PROVISION ANTIGUEDAD DE PRESTACIONES SOCIALES NOMINA MENSUAL MARZO 2014',26947,25,13);">
            <text:p>INSERT INTO scg_dt_cmp VALUES('0001','SCGCMP','SNOANTMEN030001','2014-03-31','---','-------------------------','6110800002902000001','SCGCMP','SNOANTMEN030001','D','PROVISION ANTIGUEDAD DE PRESTACIONES SOCIALES NOMINA MENSUAL MARZO 2014',26947,25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19704.95">
            <text:p>19.704,95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30001','2014-03-31','---','-------------------------','6110800004501000001','SCGCMP','SNOANTMEN030001','D','PROVISION ANTIGUEDAD DE PRESTACIONES SOCIALES NOMINA MENSUAL MARZO 2014',19704,95,14);">
            <text:p>INSERT INTO scg_dt_cmp VALUES('0001','SCGCMP','SNOANTMEN030001','2014-03-31','---','-------------------------','6110800004501000001','SCGCMP','SNOANTMEN030001','D','PROVISION ANTIGUEDAD DE PRESTACIONES SOCIALES NOMINA MENSUAL MARZO 2014',19704,95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14023.05">
            <text:p>14.023,05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30001','2014-03-31','---','-------------------------','6110800002701000001','SCGCMP','SNOANTMEN030001','D','PROVISION ANTIGUEDAD DE PRESTACIONES SOCIALES NOMINA MENSUAL MARZO 2014',14023,05,15);">
            <text:p>INSERT INTO scg_dt_cmp VALUES('0001','SCGCMP','SNOANTMEN030001','2014-03-31','---','-------------------------','6110800002701000001','SCGCMP','SNOANTMEN030001','D','PROVISION ANTIGUEDAD DE PRESTACIONES SOCIALES NOMINA MENSUAL MARZO 2014',14023,05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5019.5">
            <text:p>5.019,50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30001','2014-03-31','---','-------------------------','6110800002808000001','SCGCMP','SNOANTMEN030001','D','PROVISION ANTIGUEDAD DE PRESTACIONES SOCIALES NOMINA MENSUAL MARZO 2014',5019,5,16);">
            <text:p>INSERT INTO scg_dt_cmp VALUES('0001','SCGCMP','SNOANTMEN030001','2014-03-31','---','-------------------------','6110800002808000001','SCGCMP','SNOANTMEN030001','D','PROVISION ANTIGUEDAD DE PRESTACIONES SOCIALES NOMINA MENSUAL MARZO 2014',5019,5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8820.95">
            <text:p>8.820,95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30001','2014-03-31','---','-------------------------','6110800002102000001','SCGCMP','SNOANTMEN030001','D','PROVISION ANTIGUEDAD DE PRESTACIONES SOCIALES NOMINA MENSUAL MARZO 2014',8820,95,17);">
            <text:p>INSERT INTO scg_dt_cmp VALUES('0001','SCGCMP','SNOANTMEN030001','2014-03-31','---','-------------------------','6110800002102000001','SCGCMP','SNOANTMEN030001','D','PROVISION ANTIGUEDAD DE PRESTACIONES SOCIALES NOMINA MENSUAL MARZO 2014',8820,9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98866.57">
            <text:p>98.866,57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30001','2014-03-31','---','-------------------------','6110800004503000001','SCGCMP','SNOANTMEN030001','D','PROVISION ANTIGUEDAD DE PRESTACIONES SOCIALES NOMINA MENSUAL MARZO 2014',98866,57,18);">
            <text:p>INSERT INTO scg_dt_cmp VALUES('0001','SCGCMP','SNOANTMEN030001','2014-03-31','---','-------------------------','6110800004503000001','SCGCMP','SNOANTMEN030001','D','PROVISION ANTIGUEDAD DE PRESTACIONES SOCIALES NOMINA MENSUAL MARZO 2014',98866,57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21452.35">
            <text:p>21.452,35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30001','2014-03-31','---','-------------------------','6110800001200000001','SCGCMP','SNOANTMEN030001','D','PROVISION ANTIGUEDAD DE PRESTACIONES SOCIALES NOMINA MENSUAL MARZO 2014',21452,35,19);">
            <text:p>INSERT INTO scg_dt_cmp VALUES('0001','SCGCMP','SNOANTMEN030001','2014-03-31','---','-------------------------','6110800001200000001','SCGCMP','SNOANTMEN030001','D','PROVISION ANTIGUEDAD DE PRESTACIONES SOCIALES NOMINA MENSUAL MARZO 2014',21452,35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40497.21">
            <text:p>40.497,21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30001','2014-03-31','---','-------------------------','6110800003304000001','SCGCMP','SNOANTMEN030001','D','PROVISION ANTIGUEDAD DE PRESTACIONES SOCIALES NOMINA MENSUAL MARZO 2014',40497,21,20);">
            <text:p>INSERT INTO scg_dt_cmp VALUES('0001','SCGCMP','SNOANTMEN030001','2014-03-31','---','-------------------------','6110800003304000001','SCGCMP','SNOANTMEN030001','D','PROVISION ANTIGUEDAD DE PRESTACIONES SOCIALES NOMINA MENSUAL MARZO 2014',40497,21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16447.75">
            <text:p>16.447,75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30001','2014-03-31','---','-------------------------','6110800002502000001','SCGCMP','SNOANTMEN030001','D','PROVISION ANTIGUEDAD DE PRESTACIONES SOCIALES NOMINA MENSUAL MARZO 2014',16447,75,21);">
            <text:p>INSERT INTO scg_dt_cmp VALUES('0001','SCGCMP','SNOANTMEN030001','2014-03-31','---','-------------------------','6110800002502000001','SCGCMP','SNOANTMEN030001','D','PROVISION ANTIGUEDAD DE PRESTACIONES SOCIALES NOMINA MENSUAL MARZO 2014',16447,75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3087.2">
            <text:p>13.087,20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30001','2014-03-31','---','-------------------------','6110800002600000001','SCGCMP','SNOANTMEN030001','D','PROVISION ANTIGUEDAD DE PRESTACIONES SOCIALES NOMINA MENSUAL MARZO 2014',13087,2,22);">
            <text:p>INSERT INTO scg_dt_cmp VALUES('0001','SCGCMP','SNOANTMEN030001','2014-03-31','---','-------------------------','6110800002600000001','SCGCMP','SNOANTMEN030001','D','PROVISION ANTIGUEDAD DE PRESTACIONES SOCIALES NOMINA MENSUAL MARZO 2014',13087,2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13930.78">
            <text:p>13.930,78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30001','2014-03-31','---','-------------------------','6110800004502000001','SCGCMP','SNOANTMEN030001','D','PROVISION ANTIGUEDAD DE PRESTACIONES SOCIALES NOMINA MENSUAL MARZO 2014',13930,78,23);">
            <text:p>INSERT INTO scg_dt_cmp VALUES('0001','SCGCMP','SNOANTMEN030001','2014-03-31','---','-------------------------','6110800004502000001','SCGCMP','SNOANTMEN030001','D','PROVISION ANTIGUEDAD DE PRESTACIONES SOCIALES NOMINA MENSUAL MARZO 2014',13930,78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20757.85">
            <text:p>20.757,85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30001','2014-03-31','---','-------------------------','6110800003400000001','SCGCMP','SNOANTMEN030001','D','PROVISION ANTIGUEDAD DE PRESTACIONES SOCIALES NOMINA MENSUAL MARZO 2014',20757,85,24);">
            <text:p>INSERT INTO scg_dt_cmp VALUES('0001','SCGCMP','SNOANTMEN030001','2014-03-31','---','-------------------------','6110800003400000001','SCGCMP','SNOANTMEN030001','D','PROVISION ANTIGUEDAD DE PRESTACIONES SOCIALES NOMINA MENSUAL MARZO 2014',20757,85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11714.6">
            <text:p>11.714,60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30001','2014-03-31','---','-------------------------','6110800004200000001','SCGCMP','SNOANTMEN030001','D','PROVISION ANTIGUEDAD DE PRESTACIONES SOCIALES NOMINA MENSUAL MARZO 2014',11714,6,25);">
            <text:p>INSERT INTO scg_dt_cmp VALUES('0001','SCGCMP','SNOANTMEN030001','2014-03-31','---','-------------------------','6110800004200000001','SCGCMP','SNOANTMEN030001','D','PROVISION ANTIGUEDAD DE PRESTACIONES SOCIALES NOMINA MENSUAL MARZO 2014',11714,6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5666.15">
            <text:p>5.666,1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30001','2014-03-31','---','-------------------------','6110800004602000001','SCGCMP','SNOANTMEN030001','D','PROVISION ANTIGUEDAD DE PRESTACIONES SOCIALES NOMINA MENSUAL MARZO 2014',5666,15,26);">
            <text:p>INSERT INTO scg_dt_cmp VALUES('0001','SCGCMP','SNOANTMEN030001','2014-03-31','---','-------------------------','6110800004602000001','SCGCMP','SNOANTMEN030001','D','PROVISION ANTIGUEDAD DE PRESTACIONES SOCIALES NOMINA MENSUAL MARZO 2014',5666,1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33628.18">
            <text:p>33.628,18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30001','2014-03-31','---','-------------------------','6110800002503000001','SCGCMP','SNOANTMEN030001','D','PROVISION ANTIGUEDAD DE PRESTACIONES SOCIALES NOMINA MENSUAL MARZO 2014',33628,18,27);">
            <text:p>INSERT INTO scg_dt_cmp VALUES('0001','SCGCMP','SNOANTMEN030001','2014-03-31','---','-------------------------','6110800002503000001','SCGCMP','SNOANTMEN030001','D','PROVISION ANTIGUEDAD DE PRESTACIONES SOCIALES NOMINA MENSUAL MARZO 2014',33628,18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31580.85">
            <text:p>31.580,85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30001','2014-03-31','---','-------------------------','6110800004201000001','SCGCMP','SNOANTMEN030001','D','PROVISION ANTIGUEDAD DE PRESTACIONES SOCIALES NOMINA MENSUAL MARZO 2014',31580,85,28);">
            <text:p>INSERT INTO scg_dt_cmp VALUES('0001','SCGCMP','SNOANTMEN030001','2014-03-31','---','-------------------------','6110800004201000001','SCGCMP','SNOANTMEN030001','D','PROVISION ANTIGUEDAD DE PRESTACIONES SOCIALES NOMINA MENSUAL MARZO 2014',31580,85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8224.8">
            <text:p>8.224,80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30001','2014-03-31','---','-------------------------','6110800002806000001','SCGCMP','SNOANTMEN030001','D','PROVISION ANTIGUEDAD DE PRESTACIONES SOCIALES NOMINA MENSUAL MARZO 2014',8224,8,29);">
            <text:p>INSERT INTO scg_dt_cmp VALUES('0001','SCGCMP','SNOANTMEN030001','2014-03-31','---','-------------------------','6110800002806000001','SCGCMP','SNOANTMEN030001','D','PROVISION ANTIGUEDAD DE PRESTACIONES SOCIALES NOMINA MENSUAL MARZO 2014',8224,8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70421.45">
            <text:p>70.421,45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30001','2014-03-31','---','-------------------------','6110800003104000001','SCGCMP','SNOANTMEN030001','D','PROVISION ANTIGUEDAD DE PRESTACIONES SOCIALES NOMINA MENSUAL MARZO 2014',70421,45,30);">
            <text:p>INSERT INTO scg_dt_cmp VALUES('0001','SCGCMP','SNOANTMEN030001','2014-03-31','---','-------------------------','6110800003104000001','SCGCMP','SNOANTMEN030001','D','PROVISION ANTIGUEDAD DE PRESTACIONES SOCIALES NOMINA MENSUAL MARZO 2014',70421,45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15954.2">
            <text:p>15.954,20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30001','2014-03-31','---','-------------------------','6110800002005000001','SCGCMP','SNOANTMEN030001','D','PROVISION ANTIGUEDAD DE PRESTACIONES SOCIALES NOMINA MENSUAL MARZO 2014',15954,2,31);">
            <text:p>INSERT INTO scg_dt_cmp VALUES('0001','SCGCMP','SNOANTMEN030001','2014-03-31','---','-------------------------','6110800002005000001','SCGCMP','SNOANTMEN030001','D','PROVISION ANTIGUEDAD DE PRESTACIONES SOCIALES NOMINA MENSUAL MARZO 2014',15954,2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56304.06">
            <text:p>56.304,06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30001','2014-03-31','---','-------------------------','6110800003001000001','SCGCMP','SNOANTMEN030001','D','PROVISION ANTIGUEDAD DE PRESTACIONES SOCIALES NOMINA MENSUAL MARZO 2014',56304,06,32);">
            <text:p>INSERT INTO scg_dt_cmp VALUES('0001','SCGCMP','SNOANTMEN030001','2014-03-31','---','-------------------------','6110800003001000001','SCGCMP','SNOANTMEN030001','D','PROVISION ANTIGUEDAD DE PRESTACIONES SOCIALES NOMINA MENSUAL MARZO 2014',56304,06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14240.3">
            <text:p>14.240,30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30001','2014-03-31','---','-------------------------','6110800003103000001','SCGCMP','SNOANTMEN030001','D','PROVISION ANTIGUEDAD DE PRESTACIONES SOCIALES NOMINA MENSUAL MARZO 2014',14240,3,33);">
            <text:p>INSERT INTO scg_dt_cmp VALUES('0001','SCGCMP','SNOANTMEN030001','2014-03-31','---','-------------------------','6110800003103000001','SCGCMP','SNOANTMEN030001','D','PROVISION ANTIGUEDAD DE PRESTACIONES SOCIALES NOMINA MENSUAL MARZO 2014',14240,3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596.25">
            <text:p>1.596,25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30001','2014-03-31','---','-------------------------','6110800002104000001','SCGCMP','SNOANTMEN030001','D','PROVISION ANTIGUEDAD DE PRESTACIONES SOCIALES NOMINA MENSUAL MARZO 2014',1596,25,34);">
            <text:p>INSERT INTO scg_dt_cmp VALUES('0001','SCGCMP','SNOANTMEN030001','2014-03-31','---','-------------------------','6110800002104000001','SCGCMP','SNOANTMEN030001','D','PROVISION ANTIGUEDAD DE PRESTACIONES SOCIALES NOMINA MENSUAL MARZO 2014',1596,2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44400.54">
            <text:p>44.400,54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30001','2014-03-31','---','-------------------------','6110800004505000001','SCGCMP','SNOANTMEN030001','D','PROVISION ANTIGUEDAD DE PRESTACIONES SOCIALES NOMINA MENSUAL MARZO 2014',44400,54,35);">
            <text:p>INSERT INTO scg_dt_cmp VALUES('0001','SCGCMP','SNOANTMEN030001','2014-03-31','---','-------------------------','6110800004505000001','SCGCMP','SNOANTMEN030001','D','PROVISION ANTIGUEDAD DE PRESTACIONES SOCIALES NOMINA MENSUAL MARZO 2014',44400,54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13357">
            <text:p>13.357,00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30001','2014-03-31','---','-------------------------','6110800003600000001','SCGCMP','SNOANTMEN030001','D','PROVISION ANTIGUEDAD DE PRESTACIONES SOCIALES NOMINA MENSUAL MARZO 2014',13357,36);">
            <text:p>INSERT INTO scg_dt_cmp VALUES('0001','SCGCMP','SNOANTMEN030001','2014-03-31','---','-------------------------','6110800003600000001','SCGCMP','SNOANTMEN030001','D','PROVISION ANTIGUEDAD DE PRESTACIONES SOCIALES NOMINA MENSUAL MARZO 2014',13357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9988.15">
            <text:p>9.988,15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30001','2014-03-31','---','-------------------------','6110800003902000001','SCGCMP','SNOANTMEN030001','D','PROVISION ANTIGUEDAD DE PRESTACIONES SOCIALES NOMINA MENSUAL MARZO 2014',9988,15,37);">
            <text:p>INSERT INTO scg_dt_cmp VALUES('0001','SCGCMP','SNOANTMEN030001','2014-03-31','---','-------------------------','6110800003902000001','SCGCMP','SNOANTMEN030001','D','PROVISION ANTIGUEDAD DE PRESTACIONES SOCIALES NOMINA MENSUAL MARZO 2014',9988,15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32199.4">
            <text:p>32.199,40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30001','2014-03-31','---','-------------------------','6110800003701000001','SCGCMP','SNOANTMEN030001','D','PROVISION ANTIGUEDAD DE PRESTACIONES SOCIALES NOMINA MENSUAL MARZO 2014',32199,4,38);">
            <text:p>INSERT INTO scg_dt_cmp VALUES('0001','SCGCMP','SNOANTMEN030001','2014-03-31','---','-------------------------','6110800003701000001','SCGCMP','SNOANTMEN030001','D','PROVISION ANTIGUEDAD DE PRESTACIONES SOCIALES NOMINA MENSUAL MARZO 2014',32199,4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26992.36">
            <text:p>26.992,36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30001','2014-03-31','---','-------------------------','6110800003200000001','SCGCMP','SNOANTMEN030001','D','PROVISION ANTIGUEDAD DE PRESTACIONES SOCIALES NOMINA MENSUAL MARZO 2014',26992,36,39);">
            <text:p>INSERT INTO scg_dt_cmp VALUES('0001','SCGCMP','SNOANTMEN030001','2014-03-31','---','-------------------------','6110800003200000001','SCGCMP','SNOANTMEN030001','D','PROVISION ANTIGUEDAD DE PRESTACIONES SOCIALES NOMINA MENSUAL MARZO 2014',26992,36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16759.5">
            <text:p>16.759,50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30001','2014-03-31','---','-------------------------','6110800001301000001','SCGCMP','SNOANTMEN030001','D','PROVISION ANTIGUEDAD DE PRESTACIONES SOCIALES NOMINA MENSUAL MARZO 2014',16759,5,40);">
            <text:p>INSERT INTO scg_dt_cmp VALUES('0001','SCGCMP','SNOANTMEN030001','2014-03-31','---','-------------------------','6110800001301000001','SCGCMP','SNOANTMEN030001','D','PROVISION ANTIGUEDAD DE PRESTACIONES SOCIALES NOMINA MENSUAL MARZO 2014',16759,5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33341.5">
            <text:p>33.341,50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30001','2014-03-31','---','-------------------------','6110800004202000001','SCGCMP','SNOANTMEN030001','D','PROVISION ANTIGUEDAD DE PRESTACIONES SOCIALES NOMINA MENSUAL MARZO 2014',33341,5,41);">
            <text:p>INSERT INTO scg_dt_cmp VALUES('0001','SCGCMP','SNOANTMEN030001','2014-03-31','---','-------------------------','6110800004202000001','SCGCMP','SNOANTMEN030001','D','PROVISION ANTIGUEDAD DE PRESTACIONES SOCIALES NOMINA MENSUAL MARZO 2014',33341,5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15155.65">
            <text:p>15.155,65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30001','2014-03-31','---','-------------------------','6110800004506000001','SCGCMP','SNOANTMEN030001','D','PROVISION ANTIGUEDAD DE PRESTACIONES SOCIALES NOMINA MENSUAL MARZO 2014',15155,65,42);">
            <text:p>INSERT INTO scg_dt_cmp VALUES('0001','SCGCMP','SNOANTMEN030001','2014-03-31','---','-------------------------','6110800004506000001','SCGCMP','SNOANTMEN030001','D','PROVISION ANTIGUEDAD DE PRESTACIONES SOCIALES NOMINA MENSUAL MARZO 2014',15155,65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16487.55">
            <text:p>16.487,55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30001','2014-03-31','---','-------------------------','6110800002103000001','SCGCMP','SNOANTMEN030001','D','PROVISION ANTIGUEDAD DE PRESTACIONES SOCIALES NOMINA MENSUAL MARZO 2014',16487,55,43);">
            <text:p>INSERT INTO scg_dt_cmp VALUES('0001','SCGCMP','SNOANTMEN030001','2014-03-31','---','-------------------------','6110800002103000001','SCGCMP','SNOANTMEN030001','D','PROVISION ANTIGUEDAD DE PRESTACIONES SOCIALES NOMINA MENSUAL MARZO 2014',16487,55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5755.1">
            <text:p>5.755,10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30001','2014-03-31','---','-------------------------','6110800004001000001','SCGCMP','SNOANTMEN030001','D','PROVISION ANTIGUEDAD DE PRESTACIONES SOCIALES NOMINA MENSUAL MARZO 2014',5755,1,44);">
            <text:p>INSERT INTO scg_dt_cmp VALUES('0001','SCGCMP','SNOANTMEN030001','2014-03-31','---','-------------------------','6110800004001000001','SCGCMP','SNOANTMEN030001','D','PROVISION ANTIGUEDAD DE PRESTACIONES SOCIALES NOMINA MENSUAL MARZO 2014',5755,1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83494.55">
            <text:p>183.494,55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30001','2014-03-31','---','-------------------------','6110800003201000001','SCGCMP','SNOANTMEN030001','D','PROVISION ANTIGUEDAD DE PRESTACIONES SOCIALES NOMINA MENSUAL MARZO 2014',183494,55,45);">
            <text:p>INSERT INTO scg_dt_cmp VALUES('0001','SCGCMP','SNOANTMEN030001','2014-03-31','---','-------------------------','6110800003201000001','SCGCMP','SNOANTMEN030001','D','PROVISION ANTIGUEDAD DE PRESTACIONES SOCIALES NOMINA MENSUAL MARZO 2014',183494,55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219.4">
            <text:p>1.219,40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30001','2014-03-31','---','-------------------------','6110800001300000001','SCGCMP','SNOANTMEN030001','D','PROVISION ANTIGUEDAD DE PRESTACIONES SOCIALES NOMINA MENSUAL MARZO 2014',1219,4,46);">
            <text:p>INSERT INTO scg_dt_cmp VALUES('0001','SCGCMP','SNOANTMEN030001','2014-03-31','---','-------------------------','6110800001300000001','SCGCMP','SNOANTMEN030001','D','PROVISION ANTIGUEDAD DE PRESTACIONES SOCIALES NOMINA MENSUAL MARZO 2014',1219,4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5552.3">
            <text:p>5.552,30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30001','2014-03-31','---','-------------------------','6110800002905000001','SCGCMP','SNOANTMEN030001','D','PROVISION ANTIGUEDAD DE PRESTACIONES SOCIALES NOMINA MENSUAL MARZO 2014',5552,3,47);">
            <text:p>INSERT INTO scg_dt_cmp VALUES('0001','SCGCMP','SNOANTMEN030001','2014-03-31','---','-------------------------','6110800002905000001','SCGCMP','SNOANTMEN030001','D','PROVISION ANTIGUEDAD DE PRESTACIONES SOCIALES NOMINA MENSUAL MARZO 2014',5552,3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16863.35">
            <text:p>16.863,35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30001','2014-03-31','---','-------------------------','6110800002200000001','SCGCMP','SNOANTMEN030001','D','PROVISION ANTIGUEDAD DE PRESTACIONES SOCIALES NOMINA MENSUAL MARZO 2014',16863,35,48);">
            <text:p>INSERT INTO scg_dt_cmp VALUES('0001','SCGCMP','SNOANTMEN030001','2014-03-31','---','-------------------------','6110800002200000001','SCGCMP','SNOANTMEN030001','D','PROVISION ANTIGUEDAD DE PRESTACIONES SOCIALES NOMINA MENSUAL MARZO 2014',16863,35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6640.75">
            <text:p>6.640,75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30001','2014-03-31','---','-------------------------','6110800004500000001','SCGCMP','SNOANTMEN030001','D','PROVISION ANTIGUEDAD DE PRESTACIONES SOCIALES NOMINA MENSUAL MARZO 2014',6640,75,49);">
            <text:p>INSERT INTO scg_dt_cmp VALUES('0001','SCGCMP','SNOANTMEN030001','2014-03-31','---','-------------------------','6110800004500000001','SCGCMP','SNOANTMEN030001','D','PROVISION ANTIGUEDAD DE PRESTACIONES SOCIALES NOMINA MENSUAL MARZO 2014',6640,75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2394.5">
            <text:p>2.394,50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30001','2014-03-31','---','-------------------------','6110800002106000001','SCGCMP','SNOANTMEN030001','D','PROVISION ANTIGUEDAD DE PRESTACIONES SOCIALES NOMINA MENSUAL MARZO 2014',2394,5,50);">
            <text:p>INSERT INTO scg_dt_cmp VALUES('0001','SCGCMP','SNOANTMEN030001','2014-03-31','---','-------------------------','6110800002106000001','SCGCMP','SNOANTMEN030001','D','PROVISION ANTIGUEDAD DE PRESTACIONES SOCIALES NOMINA MENSUAL MARZO 2014',2394,5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4270.95">
            <text:p>4.270,95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30001','2014-03-31','---','-------------------------','6110800004800000001','SCGCMP','SNOANTMEN030001','D','PROVISION ANTIGUEDAD DE PRESTACIONES SOCIALES NOMINA MENSUAL MARZO 2014',4270,95,51);">
            <text:p>INSERT INTO scg_dt_cmp VALUES('0001','SCGCMP','SNOANTMEN030001','2014-03-31','---','-------------------------','6110800004800000001','SCGCMP','SNOANTMEN030001','D','PROVISION ANTIGUEDAD DE PRESTACIONES SOCIALES NOMINA MENSUAL MARZO 2014',4270,95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6166.05">
            <text:p>6.166,05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30001','2014-03-31','---','-------------------------','6110800003601000001','SCGCMP','SNOANTMEN030001','D','PROVISION ANTIGUEDAD DE PRESTACIONES SOCIALES NOMINA MENSUAL MARZO 2014',6166,05,52);">
            <text:p>INSERT INTO scg_dt_cmp VALUES('0001','SCGCMP','SNOANTMEN030001','2014-03-31','---','-------------------------','6110800003601000001','SCGCMP','SNOANTMEN030001','D','PROVISION ANTIGUEDAD DE PRESTACIONES SOCIALES NOMINA MENSUAL MARZO 2014',6166,05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14155.2">
            <text:p>14.155,20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30001','2014-03-31','---','-------------------------','6110800003305000001','SCGCMP','SNOANTMEN030001','D','PROVISION ANTIGUEDAD DE PRESTACIONES SOCIALES NOMINA MENSUAL MARZO 2014',14155,2,53);">
            <text:p>INSERT INTO scg_dt_cmp VALUES('0001','SCGCMP','SNOANTMEN030001','2014-03-31','---','-------------------------','6110800003305000001','SCGCMP','SNOANTMEN030001','D','PROVISION ANTIGUEDAD DE PRESTACIONES SOCIALES NOMINA MENSUAL MARZO 2014',14155,2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11394.1">
            <text:p>11.394,10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30001','2014-03-31','---','-------------------------','6110800002304000001','SCGCMP','SNOANTMEN030001','D','PROVISION ANTIGUEDAD DE PRESTACIONES SOCIALES NOMINA MENSUAL MARZO 2014',11394,1,54);">
            <text:p>INSERT INTO scg_dt_cmp VALUES('0001','SCGCMP','SNOANTMEN030001','2014-03-31','---','-------------------------','6110800002304000001','SCGCMP','SNOANTMEN030001','D','PROVISION ANTIGUEDAD DE PRESTACIONES SOCIALES NOMINA MENSUAL MARZO 2014',11394,1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8124.6">
            <text:p>8.124,60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30001','2014-03-31','---','-------------------------','6110800002602000001','SCGCMP','SNOANTMEN030001','D','PROVISION ANTIGUEDAD DE PRESTACIONES SOCIALES NOMINA MENSUAL MARZO 2014',8124,6,55);">
            <text:p>INSERT INTO scg_dt_cmp VALUES('0001','SCGCMP','SNOANTMEN030001','2014-03-31','---','-------------------------','6110800002602000001','SCGCMP','SNOANTMEN030001','D','PROVISION ANTIGUEDAD DE PRESTACIONES SOCIALES NOMINA MENSUAL MARZO 2014',8124,6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32819.62">
            <text:p>32.819,62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30001','2014-03-31','---','-------------------------','6110800002901000001','SCGCMP','SNOANTMEN030001','D','PROVISION ANTIGUEDAD DE PRESTACIONES SOCIALES NOMINA MENSUAL MARZO 2014',32819,62,56);">
            <text:p>INSERT INTO scg_dt_cmp VALUES('0001','SCGCMP','SNOANTMEN030001','2014-03-31','---','-------------------------','6110800002901000001','SCGCMP','SNOANTMEN030001','D','PROVISION ANTIGUEDAD DE PRESTACIONES SOCIALES NOMINA MENSUAL MARZO 2014',32819,62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16707.79">
            <text:p>16.707,79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30001','2014-03-31','---','-------------------------','6110800003802000001','SCGCMP','SNOANTMEN030001','D','PROVISION ANTIGUEDAD DE PRESTACIONES SOCIALES NOMINA MENSUAL MARZO 2014',16707,79,57);">
            <text:p>INSERT INTO scg_dt_cmp VALUES('0001','SCGCMP','SNOANTMEN030001','2014-03-31','---','-------------------------','6110800003802000001','SCGCMP','SNOANTMEN030001','D','PROVISION ANTIGUEDAD DE PRESTACIONES SOCIALES NOMINA MENSUAL MARZO 2014',16707,79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7464.55">
            <text:p>7.464,55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30001','2014-03-31','---','-------------------------','6110800002300000001','SCGCMP','SNOANTMEN030001','D','PROVISION ANTIGUEDAD DE PRESTACIONES SOCIALES NOMINA MENSUAL MARZO 2014',7464,55,58);">
            <text:p>INSERT INTO scg_dt_cmp VALUES('0001','SCGCMP','SNOANTMEN030001','2014-03-31','---','-------------------------','6110800002300000001','SCGCMP','SNOANTMEN030001','D','PROVISION ANTIGUEDAD DE PRESTACIONES SOCIALES NOMINA MENSUAL MARZO 2014',7464,55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2717.1">
            <text:p>2.717,10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30001','2014-03-31','---','-------------------------','6110800002800000001','SCGCMP','SNOANTMEN030001','D','PROVISION ANTIGUEDAD DE PRESTACIONES SOCIALES NOMINA MENSUAL MARZO 2014',2717,1,59);">
            <text:p>INSERT INTO scg_dt_cmp VALUES('0001','SCGCMP','SNOANTMEN030001','2014-03-31','---','-------------------------','6110800002800000001','SCGCMP','SNOANTMEN030001','D','PROVISION ANTIGUEDAD DE PRESTACIONES SOCIALES NOMINA MENSUAL MARZO 2014',2717,1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7518.4">
            <text:p>7.518,40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30001','2014-03-31','---','-------------------------','6110800003101000001','SCGCMP','SNOANTMEN030001','D','PROVISION ANTIGUEDAD DE PRESTACIONES SOCIALES NOMINA MENSUAL MARZO 2014',7518,4,60);">
            <text:p>INSERT INTO scg_dt_cmp VALUES('0001','SCGCMP','SNOANTMEN030001','2014-03-31','---','-------------------------','6110800003101000001','SCGCMP','SNOANTMEN030001','D','PROVISION ANTIGUEDAD DE PRESTACIONES SOCIALES NOMINA MENSUAL MARZO 2014',7518,4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43273.5">
            <text:p>43.273,50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30001','2014-03-31','---','-------------------------','6110800004203000001','SCGCMP','SNOANTMEN030001','D','PROVISION ANTIGUEDAD DE PRESTACIONES SOCIALES NOMINA MENSUAL MARZO 2014',43273,5,61);">
            <text:p>INSERT INTO scg_dt_cmp VALUES('0001','SCGCMP','SNOANTMEN030001','2014-03-31','---','-------------------------','6110800004203000001','SCGCMP','SNOANTMEN030001','D','PROVISION ANTIGUEDAD DE PRESTACIONES SOCIALES NOMINA MENSUAL MARZO 2014',43273,5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8987.85">
            <text:p>8.987,85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30001','2014-03-31','---','-------------------------','6110800003301000001','SCGCMP','SNOANTMEN030001','D','PROVISION ANTIGUEDAD DE PRESTACIONES SOCIALES NOMINA MENSUAL MARZO 2014',8987,85,62);">
            <text:p>INSERT INTO scg_dt_cmp VALUES('0001','SCGCMP','SNOANTMEN030001','2014-03-31','---','-------------------------','6110800003301000001','SCGCMP','SNOANTMEN030001','D','PROVISION ANTIGUEDAD DE PRESTACIONES SOCIALES NOMINA MENSUAL MARZO 2014',8987,85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4509.65">
            <text:p>14.509,65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30001','2014-03-31','---','-------------------------','6110800004102000001','SCGCMP','SNOANTMEN030001','D','PROVISION ANTIGUEDAD DE PRESTACIONES SOCIALES NOMINA MENSUAL MARZO 2014',14509,65,63);">
            <text:p>INSERT INTO scg_dt_cmp VALUES('0001','SCGCMP','SNOANTMEN030001','2014-03-31','---','-------------------------','6110800004102000001','SCGCMP','SNOANTMEN030001','D','PROVISION ANTIGUEDAD DE PRESTACIONES SOCIALES NOMINA MENSUAL MARZO 2014',14509,65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8803.1">
            <text:p>8.803,10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30001','2014-03-31','---','-------------------------','6110800003100000001','SCGCMP','SNOANTMEN030001','D','PROVISION ANTIGUEDAD DE PRESTACIONES SOCIALES NOMINA MENSUAL MARZO 2014',8803,1,64);">
            <text:p>INSERT INTO scg_dt_cmp VALUES('0001','SCGCMP','SNOANTMEN030001','2014-03-31','---','-------------------------','6110800003100000001','SCGCMP','SNOANTMEN030001','D','PROVISION ANTIGUEDAD DE PRESTACIONES SOCIALES NOMINA MENSUAL MARZO 2014',8803,1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51667.93">
            <text:p>51.667,93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30001','2014-03-31','---','-------------------------','6110800002402000001','SCGCMP','SNOANTMEN030001','D','PROVISION ANTIGUEDAD DE PRESTACIONES SOCIALES NOMINA MENSUAL MARZO 2014',51667,93,65);">
            <text:p>INSERT INTO scg_dt_cmp VALUES('0001','SCGCMP','SNOANTMEN030001','2014-03-31','---','-------------------------','6110800002402000001','SCGCMP','SNOANTMEN030001','D','PROVISION ANTIGUEDAD DE PRESTACIONES SOCIALES NOMINA MENSUAL MARZO 2014',51667,93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16197.66">
            <text:p>16.197,66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30001','2014-03-31','---','-------------------------','6110800003602000001','SCGCMP','SNOANTMEN030001','D','PROVISION ANTIGUEDAD DE PRESTACIONES SOCIALES NOMINA MENSUAL MARZO 2014',16197,66,66);">
            <text:p>INSERT INTO scg_dt_cmp VALUES('0001','SCGCMP','SNOANTMEN030001','2014-03-31','---','-------------------------','6110800003602000001','SCGCMP','SNOANTMEN030001','D','PROVISION ANTIGUEDAD DE PRESTACIONES SOCIALES NOMINA MENSUAL MARZO 2014',16197,66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5166">
            <text:p>5.166,00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30001','2014-03-31','---','-------------------------','6110800003903000001','SCGCMP','SNOANTMEN030001','D','PROVISION ANTIGUEDAD DE PRESTACIONES SOCIALES NOMINA MENSUAL MARZO 2014',5166,67);">
            <text:p>INSERT INTO scg_dt_cmp VALUES('0001','SCGCMP','SNOANTMEN030001','2014-03-31','---','-------------------------','6110800003903000001','SCGCMP','SNOANTMEN030001','D','PROVISION ANTIGUEDAD DE PRESTACIONES SOCIALES NOMINA MENSUAL MARZO 2014',5166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1688.15">
            <text:p>11.688,15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30001','2014-03-31','---','-------------------------','6110800004504000001','SCGCMP','SNOANTMEN030001','D','PROVISION ANTIGUEDAD DE PRESTACIONES SOCIALES NOMINA MENSUAL MARZO 2014',11688,15,68);">
            <text:p>INSERT INTO scg_dt_cmp VALUES('0001','SCGCMP','SNOANTMEN030001','2014-03-31','---','-------------------------','6110800004504000001','SCGCMP','SNOANTMEN030001','D','PROVISION ANTIGUEDAD DE PRESTACIONES SOCIALES NOMINA MENSUAL MARZO 2014',11688,15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24715.19">
            <text:p>124.715,19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30001','2014-03-31','---','-------------------------','6110800002002000001','SCGCMP','SNOANTMEN030001','D','PROVISION ANTIGUEDAD DE PRESTACIONES SOCIALES NOMINA MENSUAL MARZO 2014',124715,19,69);">
            <text:p>INSERT INTO scg_dt_cmp VALUES('0001','SCGCMP','SNOANTMEN030001','2014-03-31','---','-------------------------','6110800002002000001','SCGCMP','SNOANTMEN030001','D','PROVISION ANTIGUEDAD DE PRESTACIONES SOCIALES NOMINA MENSUAL MARZO 2014',124715,19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13326.35">
            <text:p>13.326,35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30001','2014-03-31','---','-------------------------','6110800002500000001','SCGCMP','SNOANTMEN030001','D','PROVISION ANTIGUEDAD DE PRESTACIONES SOCIALES NOMINA MENSUAL MARZO 2014',13326,35,70);">
            <text:p>INSERT INTO scg_dt_cmp VALUES('0001','SCGCMP','SNOANTMEN030001','2014-03-31','---','-------------------------','6110800002500000001','SCGCMP','SNOANTMEN030001','D','PROVISION ANTIGUEDAD DE PRESTACIONES SOCIALES NOMINA MENSUAL MARZO 2014',13326,35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4039.45">
            <text:p>4.039,45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30001','2014-03-31','---','-------------------------','6110800002105000001','SCGCMP','SNOANTMEN030001','D','PROVISION ANTIGUEDAD DE PRESTACIONES SOCIALES NOMINA MENSUAL MARZO 2014',4039,45,71);">
            <text:p>INSERT INTO scg_dt_cmp VALUES('0001','SCGCMP','SNOANTMEN030001','2014-03-31','---','-------------------------','6110800002105000001','SCGCMP','SNOANTMEN030001','D','PROVISION ANTIGUEDAD DE PRESTACIONES SOCIALES NOMINA MENSUAL MARZO 2014',4039,45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6196.1">
            <text:p>6.196,10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30001','2014-03-31','---','-------------------------','6110800004103000001','SCGCMP','SNOANTMEN030001','D','PROVISION ANTIGUEDAD DE PRESTACIONES SOCIALES NOMINA MENSUAL MARZO 2014',6196,1,72);">
            <text:p>INSERT INTO scg_dt_cmp VALUES('0001','SCGCMP','SNOANTMEN030001','2014-03-31','---','-------------------------','6110800004103000001','SCGCMP','SNOANTMEN030001','D','PROVISION ANTIGUEDAD DE PRESTACIONES SOCIALES NOMINA MENSUAL MARZO 2014',6196,1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20676.66">
            <text:p>20.676,66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30001','2014-03-31','---','-------------------------','6110800002805000001','SCGCMP','SNOANTMEN030001','D','PROVISION ANTIGUEDAD DE PRESTACIONES SOCIALES NOMINA MENSUAL MARZO 2014',20676,66,73);">
            <text:p>INSERT INTO scg_dt_cmp VALUES('0001','SCGCMP','SNOANTMEN030001','2014-03-31','---','-------------------------','6110800002805000001','SCGCMP','SNOANTMEN030001','D','PROVISION ANTIGUEDAD DE PRESTACIONES SOCIALES NOMINA MENSUAL MARZO 2014',20676,66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10095.54">
            <text:p>10.095,54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30001','2014-03-31','---','-------------------------','6110800004002000001','SCGCMP','SNOANTMEN030001','D','PROVISION ANTIGUEDAD DE PRESTACIONES SOCIALES NOMINA MENSUAL MARZO 2014',10095,54,74);">
            <text:p>INSERT INTO scg_dt_cmp VALUES('0001','SCGCMP','SNOANTMEN030001','2014-03-31','---','-------------------------','6110800004002000001','SCGCMP','SNOANTMEN030001','D','PROVISION ANTIGUEDAD DE PRESTACIONES SOCIALES NOMINA MENSUAL MARZO 2014',10095,54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23060.35">
            <text:p>23.060,35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30001','2014-03-31','---','-------------------------','6110800004601000001','SCGCMP','SNOANTMEN030001','D','PROVISION ANTIGUEDAD DE PRESTACIONES SOCIALES NOMINA MENSUAL MARZO 2014',23060,35,75);">
            <text:p>INSERT INTO scg_dt_cmp VALUES('0001','SCGCMP','SNOANTMEN030001','2014-03-31','---','-------------------------','6110800004601000001','SCGCMP','SNOANTMEN030001','D','PROVISION ANTIGUEDAD DE PRESTACIONES SOCIALES NOMINA MENSUAL MARZO 2014',23060,35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39365">
            <text:p>39.365,00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30001','2014-03-31','---','-------------------------','6110800002400000001','SCGCMP','SNOANTMEN030001','D','PROVISION ANTIGUEDAD DE PRESTACIONES SOCIALES NOMINA MENSUAL MARZO 2014',39365,76);">
            <text:p>INSERT INTO scg_dt_cmp VALUES('0001','SCGCMP','SNOANTMEN030001','2014-03-31','---','-------------------------','6110800002400000001','SCGCMP','SNOANTMEN030001','D','PROVISION ANTIGUEDAD DE PRESTACIONES SOCIALES NOMINA MENSUAL MARZO 2014',39365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1077.15">
            <text:p>11.077,15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30001','2014-03-31','---','-------------------------','6110800003300000001','SCGCMP','SNOANTMEN030001','D','PROVISION ANTIGUEDAD DE PRESTACIONES SOCIALES NOMINA MENSUAL MARZO 2014',11077,15,77);">
            <text:p>INSERT INTO scg_dt_cmp VALUES('0001','SCGCMP','SNOANTMEN030001','2014-03-31','---','-------------------------','6110800003300000001','SCGCMP','SNOANTMEN030001','D','PROVISION ANTIGUEDAD DE PRESTACIONES SOCIALES NOMINA MENSUAL MARZO 2014',11077,15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2116.29">
            <text:p>12.116,29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30001','2014-03-31','---','-------------------------','6110800002405000001','SCGCMP','SNOANTMEN030001','D','PROVISION ANTIGUEDAD DE PRESTACIONES SOCIALES NOMINA MENSUAL MARZO 2014',12116,29,78);">
            <text:p>INSERT INTO scg_dt_cmp VALUES('0001','SCGCMP','SNOANTMEN030001','2014-03-31','---','-------------------------','6110800002405000001','SCGCMP','SNOANTMEN030001','D','PROVISION ANTIGUEDAD DE PRESTACIONES SOCIALES NOMINA MENSUAL MARZO 2014',12116,29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0080.7">
            <text:p>10.080,70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30001','2014-03-31','---','-------------------------','6110800002904000001','SCGCMP','SNOANTMEN030001','D','PROVISION ANTIGUEDAD DE PRESTACIONES SOCIALES NOMINA MENSUAL MARZO 2014',10080,7,79);">
            <text:p>INSERT INTO scg_dt_cmp VALUES('0001','SCGCMP','SNOANTMEN030001','2014-03-31','---','-------------------------','6110800002904000001','SCGCMP','SNOANTMEN030001','D','PROVISION ANTIGUEDAD DE PRESTACIONES SOCIALES NOMINA MENSUAL MARZO 2014',10080,7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13270.54">
            <text:p>13.270,54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30001','2014-03-31','---','-------------------------','6110800002801000001','SCGCMP','SNOANTMEN030001','D','PROVISION ANTIGUEDAD DE PRESTACIONES SOCIALES NOMINA MENSUAL MARZO 2014',13270,54,80);">
            <text:p>INSERT INTO scg_dt_cmp VALUES('0001','SCGCMP','SNOANTMEN030001','2014-03-31','---','-------------------------','6110800002801000001','SCGCMP','SNOANTMEN030001','D','PROVISION ANTIGUEDAD DE PRESTACIONES SOCIALES NOMINA MENSUAL MARZO 2014',13270,54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17164.34">
            <text:p>17.164,34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30001','2014-03-31','---','-------------------------','6110800004603000001','SCGCMP','SNOANTMEN030001','D','PROVISION ANTIGUEDAD DE PRESTACIONES SOCIALES NOMINA MENSUAL MARZO 2014',17164,34,81);">
            <text:p>INSERT INTO scg_dt_cmp VALUES('0001','SCGCMP','SNOANTMEN030001','2014-03-31','---','-------------------------','6110800004603000001','SCGCMP','SNOANTMEN030001','D','PROVISION ANTIGUEDAD DE PRESTACIONES SOCIALES NOMINA MENSUAL MARZO 2014',17164,34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17036.05">
            <text:p>17.036,05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30001','2014-03-31','---','-------------------------','6110800004400000001','SCGCMP','SNOANTMEN030001','D','PROVISION ANTIGUEDAD DE PRESTACIONES SOCIALES NOMINA MENSUAL MARZO 2014',17036,05,82);">
            <text:p>INSERT INTO scg_dt_cmp VALUES('0001','SCGCMP','SNOANTMEN030001','2014-03-31','---','-------------------------','6110800004400000001','SCGCMP','SNOANTMEN030001','D','PROVISION ANTIGUEDAD DE PRESTACIONES SOCIALES NOMINA MENSUAL MARZO 2014',17036,05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0424.5">
            <text:p>10.424,50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30001','2014-03-31','---','-------------------------','6110800002306000001','SCGCMP','SNOANTMEN030001','D','PROVISION ANTIGUEDAD DE PRESTACIONES SOCIALES NOMINA MENSUAL MARZO 2014',10424,5,83);">
            <text:p>INSERT INTO scg_dt_cmp VALUES('0001','SCGCMP','SNOANTMEN030001','2014-03-31','---','-------------------------','6110800002306000001','SCGCMP','SNOANTMEN030001','D','PROVISION ANTIGUEDAD DE PRESTACIONES SOCIALES NOMINA MENSUAL MARZO 2014',10424,5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7512.5">
            <text:p>17.512,50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30001','2014-03-31','---','-------------------------','6110800001101000001','SCGCMP','SNOANTMEN030001','D','PROVISION ANTIGUEDAD DE PRESTACIONES SOCIALES NOMINA MENSUAL MARZO 2014',17512,5,84);">
            <text:p>INSERT INTO scg_dt_cmp VALUES('0001','SCGCMP','SNOANTMEN030001','2014-03-31','---','-------------------------','6110800001101000001','SCGCMP','SNOANTMEN030001','D','PROVISION ANTIGUEDAD DE PRESTACIONES SOCIALES NOMINA MENSUAL MARZO 2014',17512,5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21570.29">
            <text:p>21.570,29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30001','2014-03-31','---','-------------------------','6110800003102000001','SCGCMP','SNOANTMEN030001','D','PROVISION ANTIGUEDAD DE PRESTACIONES SOCIALES NOMINA MENSUAL MARZO 2014',21570,29,85);">
            <text:p>INSERT INTO scg_dt_cmp VALUES('0001','SCGCMP','SNOANTMEN030001','2014-03-31','---','-------------------------','6110800003102000001','SCGCMP','SNOANTMEN030001','D','PROVISION ANTIGUEDAD DE PRESTACIONES SOCIALES NOMINA MENSUAL MARZO 2014',21570,29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8713.6">
            <text:p>8.713,60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30001','2014-03-31','---','-------------------------','6110800002004000001','SCGCMP','SNOANTMEN030001','D','PROVISION ANTIGUEDAD DE PRESTACIONES SOCIALES NOMINA MENSUAL MARZO 2014',8713,6,86);">
            <text:p>INSERT INTO scg_dt_cmp VALUES('0001','SCGCMP','SNOANTMEN030001','2014-03-31','---','-------------------------','6110800002004000001','SCGCMP','SNOANTMEN030001','D','PROVISION ANTIGUEDAD DE PRESTACIONES SOCIALES NOMINA MENSUAL MARZO 2014',8713,6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3278.55">
            <text:p>3.278,55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30001','2014-03-31','---','-------------------------','6110800004100000001','SCGCMP','SNOANTMEN030001','D','PROVISION ANTIGUEDAD DE PRESTACIONES SOCIALES NOMINA MENSUAL MARZO 2014',3278,55,87);">
            <text:p>INSERT INTO scg_dt_cmp VALUES('0001','SCGCMP','SNOANTMEN030001','2014-03-31','---','-------------------------','6110800004100000001','SCGCMP','SNOANTMEN030001','D','PROVISION ANTIGUEDAD DE PRESTACIONES SOCIALES NOMINA MENSUAL MARZO 2014',3278,5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15407.4">
            <text:p>15.407,40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30001','2014-03-31','---','-------------------------','6110800002101000001','SCGCMP','SNOANTMEN030001','D','PROVISION ANTIGUEDAD DE PRESTACIONES SOCIALES NOMINA MENSUAL MARZO 2014',15407,4,88);">
            <text:p>INSERT INTO scg_dt_cmp VALUES('0001','SCGCMP','SNOANTMEN030001','2014-03-31','---','-------------------------','6110800002101000001','SCGCMP','SNOANTMEN030001','D','PROVISION ANTIGUEDAD DE PRESTACIONES SOCIALES NOMINA MENSUAL MARZO 2014',15407,4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14407.05">
            <text:p>14.407,05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30001','2014-03-31','---','-------------------------','6110800004507000001','SCGCMP','SNOANTMEN030001','D','PROVISION ANTIGUEDAD DE PRESTACIONES SOCIALES NOMINA MENSUAL MARZO 2014',14407,05,89);">
            <text:p>INSERT INTO scg_dt_cmp VALUES('0001','SCGCMP','SNOANTMEN030001','2014-03-31','---','-------------------------','6110800004507000001','SCGCMP','SNOANTMEN030001','D','PROVISION ANTIGUEDAD DE PRESTACIONES SOCIALES NOMINA MENSUAL MARZO 2014',14407,05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5289.28">
            <text:p>5.289,28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30001','2014-03-31','---','-------------------------','6110800002906000001','SCGCMP','SNOANTMEN030001','D','PROVISION ANTIGUEDAD DE PRESTACIONES SOCIALES NOMINA MENSUAL MARZO 2014',5289,28,90);">
            <text:p>INSERT INTO scg_dt_cmp VALUES('0001','SCGCMP','SNOANTMEN030001','2014-03-31','---','-------------------------','6110800002906000001','SCGCMP','SNOANTMEN030001','D','PROVISION ANTIGUEDAD DE PRESTACIONES SOCIALES NOMINA MENSUAL MARZO 2014',5289,28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31808.79">
            <text:p>31.808,79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30001','2014-03-31','---','-------------------------','6110800003702000001','SCGCMP','SNOANTMEN030001','D','PROVISION ANTIGUEDAD DE PRESTACIONES SOCIALES NOMINA MENSUAL MARZO 2014',31808,79,91);">
            <text:p>INSERT INTO scg_dt_cmp VALUES('0001','SCGCMP','SNOANTMEN030001','2014-03-31','---','-------------------------','6110800003702000001','SCGCMP','SNOANTMEN030001','D','PROVISION ANTIGUEDAD DE PRESTACIONES SOCIALES NOMINA MENSUAL MARZO 2014',31808,79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0929.15">
            <text:p>10.929,15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30001','2014-03-31','---','-------------------------','6110800003801000001','SCGCMP','SNOANTMEN030001','D','PROVISION ANTIGUEDAD DE PRESTACIONES SOCIALES NOMINA MENSUAL MARZO 2014',10929,15,92);">
            <text:p>INSERT INTO scg_dt_cmp VALUES('0001','SCGCMP','SNOANTMEN030001','2014-03-31','---','-------------------------','6110800003801000001','SCGCMP','SNOANTMEN030001','D','PROVISION ANTIGUEDAD DE PRESTACIONES SOCIALES NOMINA MENSUAL MARZO 2014',10929,15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26731.02">
            <text:p>26.731,02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30001','2014-03-31','---','-------------------------','6110800004600000001','SCGCMP','SNOANTMEN030001','D','PROVISION ANTIGUEDAD DE PRESTACIONES SOCIALES NOMINA MENSUAL MARZO 2014',26731,02,93);">
            <text:p>INSERT INTO scg_dt_cmp VALUES('0001','SCGCMP','SNOANTMEN030001','2014-03-31','---','-------------------------','6110800004600000001','SCGCMP','SNOANTMEN030001','D','PROVISION ANTIGUEDAD DE PRESTACIONES SOCIALES NOMINA MENSUAL MARZO 2014',26731,02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8080.65">
            <text:p>28.080,65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30001','2014-03-31','---','-------------------------','6110800002601000001','SCGCMP','SNOANTMEN030001','D','PROVISION ANTIGUEDAD DE PRESTACIONES SOCIALES NOMINA MENSUAL MARZO 2014',28080,65,94);">
            <text:p>INSERT INTO scg_dt_cmp VALUES('0001','SCGCMP','SNOANTMEN030001','2014-03-31','---','-------------------------','6110800002601000001','SCGCMP','SNOANTMEN030001','D','PROVISION ANTIGUEDAD DE PRESTACIONES SOCIALES NOMINA MENSUAL MARZO 2014',28080,65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3431.85">
            <text:p>3.431,85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30001','2014-03-31','---','-------------------------','6110800004000000001','SCGCMP','SNOANTMEN030001','D','PROVISION ANTIGUEDAD DE PRESTACIONES SOCIALES NOMINA MENSUAL MARZO 2014',3431,85,95);">
            <text:p>INSERT INTO scg_dt_cmp VALUES('0001','SCGCMP','SNOANTMEN030001','2014-03-31','---','-------------------------','6110800004000000001','SCGCMP','SNOANTMEN030001','D','PROVISION ANTIGUEDAD DE PRESTACIONES SOCIALES NOMINA MENSUAL MARZO 2014',3431,85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2458.25">
            <text:p>2.458,25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30001','2014-03-31','---','-------------------------','6110800002407000001','SCGCMP','SNOANTMEN030001','D','PROVISION ANTIGUEDAD DE PRESTACIONES SOCIALES NOMINA MENSUAL MARZO 2014',2458,25,96);">
            <text:p>INSERT INTO scg_dt_cmp VALUES('0001','SCGCMP','SNOANTMEN030001','2014-03-31','---','-------------------------','6110800002407000001','SCGCMP','SNOANTMEN030001','D','PROVISION ANTIGUEDAD DE PRESTACIONES SOCIALES NOMINA MENSUAL MARZO 2014',2458,2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6446.46">
            <text:p>6.446,46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30001','2014-03-31','---','-------------------------','6110800003901000001','SCGCMP','SNOANTMEN030001','D','PROVISION ANTIGUEDAD DE PRESTACIONES SOCIALES NOMINA MENSUAL MARZO 2014',6446,46,97);">
            <text:p>INSERT INTO scg_dt_cmp VALUES('0001','SCGCMP','SNOANTMEN030001','2014-03-31','---','-------------------------','6110800003901000001','SCGCMP','SNOANTMEN030001','D','PROVISION ANTIGUEDAD DE PRESTACIONES SOCIALES NOMINA MENSUAL MARZO 2014',6446,46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25310.05">
            <text:p>25.310,05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30001','2014-03-31','---','-------------------------','6110800002404000001','SCGCMP','SNOANTMEN030001','D','PROVISION ANTIGUEDAD DE PRESTACIONES SOCIALES NOMINA MENSUAL MARZO 2014',25310,05,98);">
            <text:p>INSERT INTO scg_dt_cmp VALUES('0001','SCGCMP','SNOANTMEN030001','2014-03-31','---','-------------------------','6110800002404000001','SCGCMP','SNOANTMEN030001','D','PROVISION ANTIGUEDAD DE PRESTACIONES SOCIALES NOMINA MENSUAL MARZO 2014',25310,05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2755.1">
            <text:p>2.755,10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30001','2014-03-31','---','-------------------------','6110800002807000001','SCGCMP','SNOANTMEN030001','D','PROVISION ANTIGUEDAD DE PRESTACIONES SOCIALES NOMINA MENSUAL MARZO 2014',2755,1,99);">
            <text:p>INSERT INTO scg_dt_cmp VALUES('0001','SCGCMP','SNOANTMEN030001','2014-03-31','---','-------------------------','6110800002807000001','SCGCMP','SNOANTMEN030001','D','PROVISION ANTIGUEDAD DE PRESTACIONES SOCIALES NOMINA MENSUAL MARZO 2014',2755,1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6180.55">
            <text:p>6.180,55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30001','2014-03-31','---','-------------------------','6110800002804000001','SCGCMP','SNOANTMEN030001','D','PROVISION ANTIGUEDAD DE PRESTACIONES SOCIALES NOMINA MENSUAL MARZO 2014',6180,55,100);">
            <text:p>INSERT INTO scg_dt_cmp VALUES('0001','SCGCMP','SNOANTMEN030001','2014-03-31','---','-------------------------','6110800002804000001','SCGCMP','SNOANTMEN030001','D','PROVISION ANTIGUEDAD DE PRESTACIONES SOCIALES NOMINA MENSUAL MARZO 2014',6180,55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30723.4">
            <text:p>30.723,40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30001','2014-03-31','---','-------------------------','6110800003202000001','SCGCMP','SNOANTMEN030001','D','PROVISION ANTIGUEDAD DE PRESTACIONES SOCIALES NOMINA MENSUAL MARZO 2014',30723,4,101);">
            <text:p>INSERT INTO scg_dt_cmp VALUES('0001','SCGCMP','SNOANTMEN030001','2014-03-31','---','-------------------------','6110800003202000001','SCGCMP','SNOANTMEN030001','D','PROVISION ANTIGUEDAD DE PRESTACIONES SOCIALES NOMINA MENSUAL MARZO 2014',30723,4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17565.5">
            <text:p>17.565,50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30001','2014-03-31','---','-------------------------','6110800002401000001','SCGCMP','SNOANTMEN030001','D','PROVISION ANTIGUEDAD DE PRESTACIONES SOCIALES NOMINA MENSUAL MARZO 2014',17565,5,102);">
            <text:p>INSERT INTO scg_dt_cmp VALUES('0001','SCGCMP','SNOANTMEN030001','2014-03-31','---','-------------------------','6110800002401000001','SCGCMP','SNOANTMEN030001','D','PROVISION ANTIGUEDAD DE PRESTACIONES SOCIALES NOMINA MENSUAL MARZO 2014',17565,5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5574.82">
            <text:p>5.574,82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30001','2014-03-31','---','-------------------------','6110800003700000001','SCGCMP','SNOANTMEN030001','D','PROVISION ANTIGUEDAD DE PRESTACIONES SOCIALES NOMINA MENSUAL MARZO 2014',5574,82,103);">
            <text:p>INSERT INTO scg_dt_cmp VALUES('0001','SCGCMP','SNOANTMEN030001','2014-03-31','---','-------------------------','6110800003700000001','SCGCMP','SNOANTMEN030001','D','PROVISION ANTIGUEDAD DE PRESTACIONES SOCIALES NOMINA MENSUAL MARZO 2014',5574,82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40636.8">
            <text:p>40.636,80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30001','2014-03-31','---','-------------------------','6110800002001000001','SCGCMP','SNOANTMEN030001','D','PROVISION ANTIGUEDAD DE PRESTACIONES SOCIALES NOMINA MENSUAL MARZO 2014',40636,8,104);">
            <text:p>INSERT INTO scg_dt_cmp VALUES('0001','SCGCMP','SNOANTMEN030001','2014-03-31','---','-------------------------','6110800002001000001','SCGCMP','SNOANTMEN030001','D','PROVISION ANTIGUEDAD DE PRESTACIONES SOCIALES NOMINA MENSUAL MARZO 2014',40636,8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22136">
            <text:p>22.136,00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30001','2014-03-31','---','-------------------------','6110800003803000001','SCGCMP','SNOANTMEN030001','D','PROVISION ANTIGUEDAD DE PRESTACIONES SOCIALES NOMINA MENSUAL MARZO 2014',22136,105);">
            <text:p>INSERT INTO scg_dt_cmp VALUES('0001','SCGCMP','SNOANTMEN030001','2014-03-31','---','-------------------------','6110800003803000001','SCGCMP','SNOANTMEN030001','D','PROVISION ANTIGUEDAD DE PRESTACIONES SOCIALES NOMINA MENSUAL MARZO 2014',22136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20528.85">
            <text:p>20.528,85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30001','2014-03-31','---','-------------------------','6110800002406000001','SCGCMP','SNOANTMEN030001','D','PROVISION ANTIGUEDAD DE PRESTACIONES SOCIALES NOMINA MENSUAL MARZO 2014',20528,85,106);">
            <text:p>INSERT INTO scg_dt_cmp VALUES('0001','SCGCMP','SNOANTMEN030001','2014-03-31','---','-------------------------','6110800002406000001','SCGCMP','SNOANTMEN030001','D','PROVISION ANTIGUEDAD DE PRESTACIONES SOCIALES NOMINA MENSUAL MARZO 2014',20528,85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17140.3">
            <text:p>17.140,30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30001','2014-03-31','---','-------------------------','6110800002100000001','SCGCMP','SNOANTMEN030001','D','PROVISION ANTIGUEDAD DE PRESTACIONES SOCIALES NOMINA MENSUAL MARZO 2014',17140,3,107);">
            <text:p>INSERT INTO scg_dt_cmp VALUES('0001','SCGCMP','SNOANTMEN030001','2014-03-31','---','-------------------------','6110800002100000001','SCGCMP','SNOANTMEN030001','D','PROVISION ANTIGUEDAD DE PRESTACIONES SOCIALES NOMINA MENSUAL MARZO 2014',17140,3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18688.4">
            <text:p>18.688,40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30001','2014-03-31','---','-------------------------','6110800003000000001','SCGCMP','SNOANTMEN030001','D','PROVISION ANTIGUEDAD DE PRESTACIONES SOCIALES NOMINA MENSUAL MARZO 2014',18688,4,108);">
            <text:p>INSERT INTO scg_dt_cmp VALUES('0001','SCGCMP','SNOANTMEN030001','2014-03-31','---','-------------------------','6110800003000000001','SCGCMP','SNOANTMEN030001','D','PROVISION ANTIGUEDAD DE PRESTACIONES SOCIALES NOMINA MENSUAL MARZO 2014',18688,4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1333.6">
            <text:p>11.333,60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30001','2014-03-31','---','-------------------------','6110800004700000001','SCGCMP','SNOANTMEN030001','D','PROVISION ANTIGUEDAD DE PRESTACIONES SOCIALES NOMINA MENSUAL MARZO 2014',11333,6,109);">
            <text:p>INSERT INTO scg_dt_cmp VALUES('0001','SCGCMP','SNOANTMEN030001','2014-03-31','---','-------------------------','6110800004700000001','SCGCMP','SNOANTMEN030001','D','PROVISION ANTIGUEDAD DE PRESTACIONES SOCIALES NOMINA MENSUAL MARZO 2014',11333,6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8204">
            <text:p>8.204,00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30001','2014-03-31','---','-------------------------','6110800002702000001','SCGCMP','SNOANTMEN030001','D','PROVISION ANTIGUEDAD DE PRESTACIONES SOCIALES NOMINA MENSUAL MARZO 2014',8204,110);">
            <text:p>INSERT INTO scg_dt_cmp VALUES('0001','SCGCMP','SNOANTMEN030001','2014-03-31','---','-------------------------','6110800002702000001','SCGCMP','SNOANTMEN030001','D','PROVISION ANTIGUEDAD DE PRESTACIONES SOCIALES NOMINA MENSUAL MARZO 2014',8204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24949.44">
            <text:p>24.949,44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30001','2014-03-31','---','-------------------------','6110800003002000001','SCGCMP','SNOANTMEN030001','D','PROVISION ANTIGUEDAD DE PRESTACIONES SOCIALES NOMINA MENSUAL MARZO 2014',24949,44,111);">
            <text:p>INSERT INTO scg_dt_cmp VALUES('0001','SCGCMP','SNOANTMEN030001','2014-03-31','---','-------------------------','6110800003002000001','SCGCMP','SNOANTMEN030001','D','PROVISION ANTIGUEDAD DE PRESTACIONES SOCIALES NOMINA MENSUAL MARZO 2014',24949,44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23486.5">
            <text:p>23.486,50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30001','2014-03-31','---','-------------------------','6110800002700000001','SCGCMP','SNOANTMEN030001','D','PROVISION ANTIGUEDAD DE PRESTACIONES SOCIALES NOMINA MENSUAL MARZO 2014',23486,5,112);">
            <text:p>INSERT INTO scg_dt_cmp VALUES('0001','SCGCMP','SNOANTMEN030001','2014-03-31','---','-------------------------','6110800002700000001','SCGCMP','SNOANTMEN030001','D','PROVISION ANTIGUEDAD DE PRESTACIONES SOCIALES NOMINA MENSUAL MARZO 2014',23486,5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6338.4">
            <text:p>6.338,40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30001','2014-03-31','---','-------------------------','6110800003900000001','SCGCMP','SNOANTMEN030001','D','PROVISION ANTIGUEDAD DE PRESTACIONES SOCIALES NOMINA MENSUAL MARZO 2014',6338,4,113);">
            <text:p>INSERT INTO scg_dt_cmp VALUES('0001','SCGCMP','SNOANTMEN030001','2014-03-31','---','-------------------------','6110800003900000001','SCGCMP','SNOANTMEN030001','D','PROVISION ANTIGUEDAD DE PRESTACIONES SOCIALES NOMINA MENSUAL MARZO 2014',6338,4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2280.95">
            <text:p>2.280,95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30001','2014-03-31','---','-------------------------','6110800001302000001','SCGCMP','SNOANTMEN030001','D','PROVISION ANTIGUEDAD DE PRESTACIONES SOCIALES NOMINA MENSUAL MARZO 2014',2280,95,114);">
            <text:p>INSERT INTO scg_dt_cmp VALUES('0001','SCGCMP','SNOANTMEN030001','2014-03-31','---','-------------------------','6110800001302000001','SCGCMP','SNOANTMEN030001','D','PROVISION ANTIGUEDAD DE PRESTACIONES SOCIALES NOMINA MENSUAL MARZO 2014',2280,95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5611.78">
            <text:p>15.611,78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30001','2014-03-31','---','-------------------------','6110800003302000001','SCGCMP','SNOANTMEN030001','D','PROVISION ANTIGUEDAD DE PRESTACIONES SOCIALES NOMINA MENSUAL MARZO 2014',15611,78,115);">
            <text:p>INSERT INTO scg_dt_cmp VALUES('0001','SCGCMP','SNOANTMEN030001','2014-03-31','---','-------------------------','6110800003302000001','SCGCMP','SNOANTMEN030001','D','PROVISION ANTIGUEDAD DE PRESTACIONES SOCIALES NOMINA MENSUAL MARZO 2014',15611,78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17047.35">
            <text:p>17.047,35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30001','2014-03-31','---','-------------------------','6110800002900000001','SCGCMP','SNOANTMEN030001','D','PROVISION ANTIGUEDAD DE PRESTACIONES SOCIALES NOMINA MENSUAL MARZO 2014',17047,35,116);">
            <text:p>INSERT INTO scg_dt_cmp VALUES('0001','SCGCMP','SNOANTMEN030001','2014-03-31','---','-------------------------','6110800002900000001','SCGCMP','SNOANTMEN030001','D','PROVISION ANTIGUEDAD DE PRESTACIONES SOCIALES NOMINA MENSUAL MARZO 2014',17047,35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27630.39">
            <text:p>27.630,39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30001','2014-03-31','---','-------------------------','6110800004508000001','SCGCMP','SNOANTMEN030001','D','PROVISION ANTIGUEDAD DE PRESTACIONES SOCIALES NOMINA MENSUAL MARZO 2014',27630,39,117);">
            <text:p>INSERT INTO scg_dt_cmp VALUES('0001','SCGCMP','SNOANTMEN030001','2014-03-31','---','-------------------------','6110800004508000001','SCGCMP','SNOANTMEN030001','D','PROVISION ANTIGUEDAD DE PRESTACIONES SOCIALES NOMINA MENSUAL MARZO 2014',27630,39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62169.4">
            <text:p>62.169,40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30001','2014-03-31','---','-------------------------','6110800002301000001','SCGCMP','SNOANTMEN030001','D','PROVISION ANTIGUEDAD DE PRESTACIONES SOCIALES NOMINA MENSUAL MARZO 2014',62169,4,118);">
            <text:p>INSERT INTO scg_dt_cmp VALUES('0001','SCGCMP','SNOANTMEN030001','2014-03-31','---','-------------------------','6110800002301000001','SCGCMP','SNOANTMEN030001','D','PROVISION ANTIGUEDAD DE PRESTACIONES SOCIALES NOMINA MENSUAL MARZO 2014',62169,4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2199.9">
            <text:p>12.199,90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30001','2014-03-31','---','-------------------------','6110800004101000001','SCGCMP','SNOANTMEN030001','D','PROVISION ANTIGUEDAD DE PRESTACIONES SOCIALES NOMINA MENSUAL MARZO 2014',12199,9,119);">
            <text:p>INSERT INTO scg_dt_cmp VALUES('0001','SCGCMP','SNOANTMEN030001','2014-03-31','---','-------------------------','6110800004101000001','SCGCMP','SNOANTMEN030001','D','PROVISION ANTIGUEDAD DE PRESTACIONES SOCIALES NOMINA MENSUAL MARZO 2014',12199,9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12086.7">
            <text:p>12.086,70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30001','2014-03-31','---','-------------------------','6110800002302000001','SCGCMP','SNOANTMEN030001','D','PROVISION ANTIGUEDAD DE PRESTACIONES SOCIALES NOMINA MENSUAL MARZO 2014',12086,7,120);">
            <text:p>INSERT INTO scg_dt_cmp VALUES('0001','SCGCMP','SNOANTMEN030001','2014-03-31','---','-------------------------','6110800002302000001','SCGCMP','SNOANTMEN030001','D','PROVISION ANTIGUEDAD DE PRESTACIONES SOCIALES NOMINA MENSUAL MARZO 2014',12086,7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18382.7">
            <text:p>18.382,70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30001','2014-03-31','---','-------------------------','6110800002603000001','SCGCMP','SNOANTMEN030001','D','PROVISION ANTIGUEDAD DE PRESTACIONES SOCIALES NOMINA MENSUAL MARZO 2014',18382,7,121);">
            <text:p>INSERT INTO scg_dt_cmp VALUES('0001','SCGCMP','SNOANTMEN030001','2014-03-31','---','-------------------------','6110800002603000001','SCGCMP','SNOANTMEN030001','D','PROVISION ANTIGUEDAD DE PRESTACIONES SOCIALES NOMINA MENSUAL MARZO 2014',18382,7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9975.05">
            <text:p>9.975,05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30001','2014-03-31','---','-------------------------','6110800002803000001','SCGCMP','SNOANTMEN030001','D','PROVISION ANTIGUEDAD DE PRESTACIONES SOCIALES NOMINA MENSUAL MARZO 2014',9975,05,122);">
            <text:p>INSERT INTO scg_dt_cmp VALUES('0001','SCGCMP','SNOANTMEN030001','2014-03-31','---','-------------------------','6110800002803000001','SCGCMP','SNOANTMEN030001','D','PROVISION ANTIGUEDAD DE PRESTACIONES SOCIALES NOMINA MENSUAL MARZO 2014',9975,05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4965.75">
            <text:p>4.965,75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30001','2014-03-31','---','-------------------------','6110800002202000001','SCGCMP','SNOANTMEN030001','D','PROVISION ANTIGUEDAD DE PRESTACIONES SOCIALES NOMINA MENSUAL MARZO 2014',4965,75,123);">
            <text:p>INSERT INTO scg_dt_cmp VALUES('0001','SCGCMP','SNOANTMEN030001','2014-03-31','---','-------------------------','6110800002202000001','SCGCMP','SNOANTMEN030001','D','PROVISION ANTIGUEDAD DE PRESTACIONES SOCIALES NOMINA MENSUAL MARZO 2014',4965,75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3368">
            <text:p>3.368,00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30001','2014-03-31','---','-------------------------','6110800002703000001','SCGCMP','SNOANTMEN030001','D','PROVISION ANTIGUEDAD DE PRESTACIONES SOCIALES NOMINA MENSUAL MARZO 2014',3368,124);">
            <text:p>INSERT INTO scg_dt_cmp VALUES('0001','SCGCMP','SNOANTMEN030001','2014-03-31','---','-------------------------','6110800002703000001','SCGCMP','SNOANTMEN030001','D','PROVISION ANTIGUEDAD DE PRESTACIONES SOCIALES NOMINA MENSUAL MARZO 2014',3368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6891.55">
            <text:p>6.891,55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30001','2014-03-31','---','-------------------------','6110800002201000001','SCGCMP','SNOANTMEN030001','D','PROVISION ANTIGUEDAD DE PRESTACIONES SOCIALES NOMINA MENSUAL MARZO 2014',6891,55,125);">
            <text:p>INSERT INTO scg_dt_cmp VALUES('0001','SCGCMP','SNOANTMEN030001','2014-03-31','---','-------------------------','6110800002201000001','SCGCMP','SNOANTMEN030001','D','PROVISION ANTIGUEDAD DE PRESTACIONES SOCIALES NOMINA MENSUAL MARZO 2014',6891,55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126630.11">
            <text:p>126.630,11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30001','2014-03-31','---','-------------------------','6110800002403000001','SCGCMP','SNOANTMEN030001','D','PROVISION ANTIGUEDAD DE PRESTACIONES SOCIALES NOMINA MENSUAL MARZO 2014',126630,11,126);">
            <text:p>INSERT INTO scg_dt_cmp VALUES('0001','SCGCMP','SNOANTMEN030001','2014-03-31','---','-------------------------','6110800002403000001','SCGCMP','SNOANTMEN030001','D','PROVISION ANTIGUEDAD DE PRESTACIONES SOCIALES NOMINA MENSUAL MARZO 2014',126630,11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22634.72">
            <text:p>22.634,72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30001','2014-03-31','---','-------------------------','6110800003303000001','SCGCMP','SNOANTMEN030001','D','PROVISION ANTIGUEDAD DE PRESTACIONES SOCIALES NOMINA MENSUAL MARZO 2014',22634,72,127);">
            <text:p>INSERT INTO scg_dt_cmp VALUES('0001','SCGCMP','SNOANTMEN030001','2014-03-31','---','-------------------------','6110800003303000001','SCGCMP','SNOANTMEN030001','D','PROVISION ANTIGUEDAD DE PRESTACIONES SOCIALES NOMINA MENSUAL MARZO 2014',22634,72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21928.9">
            <text:p>21.928,90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30001','2014-03-31','---','-------------------------','6110800001303000001','SCGCMP','SNOANTMEN030001','D','PROVISION ANTIGUEDAD DE PRESTACIONES SOCIALES NOMINA MENSUAL MARZO 2014',21928,9,128);">
            <text:p>INSERT INTO scg_dt_cmp VALUES('0001','SCGCMP','SNOANTMEN030001','2014-03-31','---','-------------------------','6110800001303000001','SCGCMP','SNOANTMEN030001','D','PROVISION ANTIGUEDAD DE PRESTACIONES SOCIALES NOMINA MENSUAL MARZO 2014',21928,9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30001</text:p>
          </table:table-cell>
          <table:table-cell table:style-name="ce3" office:value-type="string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30001">
            <text:p>SNOANTMEN03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RZ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10214.8">
            <text:p>10.214,80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30001','2014-03-31','---','-------------------------','6110800001201000001','SCGCMP','SNOANTMEN030001','D','PROVISION ANTIGUEDAD DE PRESTACIONES SOCIALES NOMINA MENSUAL MARZO 2014',10214,8,129);">
            <text:p>INSERT INTO scg_dt_cmp VALUES('0001','SCGCMP','SNOANTMEN030001','2014-03-31','---','-------------------------','6110800001201000001','SCGCMP','SNOANTMEN030001','D','PROVISION ANTIGUEDAD DE PRESTACIONES SOCIALES NOMINA MENSUAL MARZO 2014',10214,8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30001">
            <text:p>SNOANTMEN030001</text:p>
          </table:table-cell>
          <table:table-cell table:formula="of:=[Hoja1.D3]" office:value-type="string" office:string-value="2014-03-31">
            <text:p>2014-03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MARZO 2014">
            <text:p>PROVISION ANTIGUEDAD DE PRESTACIONES SOCIALES NOMINA MENSUAL MARZ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2770602.47">
            <text:p>2.770.602,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30001','2014-03-31','---','-------------------------','PROVISION ANTIGUEDAD DE PRESTACIONES SOCIALES NOMINA MENSUAL MARZO 2014',1,'-','----------','----------',2770602,47,0,0,0,'--','SIGESP');">
            <text:p>INSERT INTO sigesp_cmp VALUES('0001','SCGCMP','SNOANTMEN030001','2014-03-31','---','-------------------------','PROVISION ANTIGUEDAD DE PRESTACIONES SOCIALES NOMINA MENSUAL MARZO 2014',1,'-','----------','----------',2770602,4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4:33</dc:date>
    <dc:creator>Sistema </dc:creator>
    <meta:editing-duration>PT2H19M59S</meta:editing-duration>
    <meta:editing-cycles>21</meta:editing-cycles>
    <meta:generator>LibreOffice/3.5$Linux_X86_64 LibreOffice_project/350m1$Build-2</meta:generator>
    <meta:document-statistic meta:table-count="2" meta:cell-count="2003" meta:object-count="0"/>
  </office:meta>
</office:document-meta>
</file>